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width="0.2cm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fo:min-height="0.834cm"/>
    </style:style>
    <style:style style:name="gr5" style:family="graphic" style:parent-style-name="objectwithoutfill">
      <style:graphic-properties draw:stroke="dash" draw:stroke-dash="Fine_20_Dashed_20__28_var_29_" svg:stroke-width="0.2cm" draw:marker-start="Arrow" draw:marker-start-width="0.6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fo:min-height="0.94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18pt" style:font-size-complex="18pt"/>
    </style:style>
    <style:style style:name="P3" style:family="paragraph">
      <style:text-properties fo:font-size="9pt" style:font-size-asian="18pt" style:font-size-complex="18pt"/>
    </style:style>
    <style:style style:name="T1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2" draw:layer="layout" svg:width="2.096cm" svg:height="1.798cm" svg:x="1.649cm" svg:y="2.522cm">
            <text:p text:style-name="P1"><text:span text:style-name="T1">Mimic</text:span></text:p>
            <text:p text:style-name="P1"><text:span text:style-name="T1">Controller</text:span></text:p>
          </draw:rect>
          <draw:rect draw:style-name="gr1" draw:text-style-name="P2" draw:layer="layout" svg:width="3.295cm" svg:height="1.497cm" svg:x="1.05cm" svg:y="5.218cm">
            <text:p text:style-name="P1"><text:span text:style-name="T1">Mimic Panel</text:span></text:p>
          </draw:rect>
          <draw:custom-shape draw:style-name="gr2" draw:text-style-name="P2" draw:layer="layout" svg:width="0.898cm" svg:height="0.898cm" svg:x="2.248cm" svg:y="4.32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line draw:style-name="gr3" draw:text-style-name="P2" draw:layer="layout" svg:x1="4.644cm" svg:y1="1.624cm" svg:x2="4.644cm" svg:y2="3.72cm">
            <text:p/>
          </draw:line>
          <draw:frame draw:style-name="gr4" draw:text-style-name="P3" draw:layer="layout" svg:width="1.198cm" svg:height="1.084cm" svg:x="4.045cm" svg:y="1.025cm">
            <draw:text-box>
              <text:p><text:span text:style-name="T1">CAN</text:span></text:p>
            </draw:text-box>
          </draw:frame>
          <draw:custom-shape draw:style-name="gr2" draw:text-style-name="P2" draw:layer="layout" svg:width="0.299cm" svg:height="0.899cm" draw:transform="rotate (-1.57079632679579) translate (4.644cm 3.121cm)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rect draw:style-name="gr1" draw:text-style-name="P2" draw:layer="layout" svg:width="2.097cm" svg:height="1.798cm" svg:x="9.435cm" svg:y="2.522cm">
            <text:p text:style-name="P1"><text:span text:style-name="T1">Turnout</text:span></text:p>
            <text:p text:style-name="P1"><text:span text:style-name="T1">Controller</text:span></text:p>
          </draw:rect>
          <draw:rect draw:style-name="gr1" draw:text-style-name="P2" draw:layer="layout" svg:width="1.498cm" svg:height="1.497cm" svg:x="8.836cm" svg:y="5.218cm">
            <text:p text:style-name="P1"><text:span text:style-name="T1">Turnout </text:span></text:p>
            <text:p text:style-name="P1"><text:span text:style-name="T1">Motor</text:span></text:p>
          </draw:rect>
          <draw:custom-shape draw:style-name="gr2" draw:text-style-name="P2" draw:layer="layout" svg:width="0.3cm" svg:height="0.898cm" svg:x="9.435cm" svg:y="4.32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rect draw:style-name="gr1" draw:text-style-name="P2" draw:layer="layout" svg:width="1.796cm" svg:height="0.898cm" svg:x="10.634cm" svg:y="5.218cm">
            <text:p text:style-name="P1"><text:span text:style-name="T1">Position</text:span></text:p>
            <text:p text:style-name="P1"><text:span text:style-name="T1">feedback</text:span></text:p>
          </draw:rect>
          <draw:custom-shape draw:style-name="gr2" draw:text-style-name="P2" draw:layer="layout" svg:width="0.3cm" svg:height="0.898cm" svg:x="11.232cm" svg:y="4.32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line draw:style-name="gr3" draw:text-style-name="P2" draw:layer="layout" svg:x1="8.536cm" svg:y1="1.624cm" svg:x2="8.536cm" svg:y2="3.72cm">
            <text:p/>
          </draw:line>
          <draw:custom-shape draw:style-name="gr2" draw:text-style-name="P2" draw:layer="layout" svg:width="0.299cm" svg:height="0.899cm" draw:transform="rotate (-1.57079632679579) translate (9.435cm 3.121cm)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4" draw:text-style-name="P3" draw:layer="layout" svg:width="1.197cm" svg:height="1.084cm" svg:x="7.938cm" svg:y="1.025cm">
            <draw:text-box>
              <text:p><text:span text:style-name="T1">CAN</text:span></text:p>
            </draw:text-box>
          </draw:frame>
          <draw:rect draw:style-name="gr1" draw:text-style-name="P2" draw:layer="layout" svg:width="2.096cm" svg:height="1.796cm" svg:x="5.542cm" svg:y="1.624cm">
            <text:p text:style-name="P1"><text:span text:style-name="T1">CAN-CAN</text:span></text:p>
            <text:p text:style-name="P1"><text:span text:style-name="T1">Bridge</text:span></text:p>
          </draw:rect>
          <draw:custom-shape draw:style-name="gr2" draw:text-style-name="P2" draw:layer="layout" svg:width="0.299cm" svg:height="0.898cm" draw:transform="rotate (-1.57079632679579) translate (5.542cm 2.223cm)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" draw:text-style-name="P2" draw:layer="layout" svg:width="0.299cm" svg:height="0.898cm" draw:transform="rotate (-1.57079632679579) translate (8.536cm 2.223cm)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path draw:style-name="gr5" draw:text-style-name="P2" draw:layer="layout" svg:width="3.593cm" svg:height="1.098cm" svg:x="4.944cm" svg:y="3.72cm" svg:viewBox="0 0 3594 1099" svg:d="m0 1099c1961-2473 3594 0 3594 0">
            <text:p/>
          </draw:path>
          <draw:frame draw:style-name="gr6" draw:text-style-name="P2" draw:layer="layout" svg:width="1.796cm" svg:height="1.199cm" svg:x="5.842cm" svg:y="3.72cm">
            <draw:text-box>
              <text:p text:style-name="P1"><text:span text:style-name="T1">All</text:span></text:p>
              <text:p text:style-name="P1"><text:span text:style-name="T1">traffic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5cm" fo:page-height="7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ob Jacobsen</meta:initial-creator>
    <meta:creation-date>2009-01-26T20:01:14</meta:creation-date>
    <dc:date>2010-05-31T01:02:49</dc:date>
    <dc:creator>David Harris</dc:creator>
    <meta:editing-duration>PT00H02M09S</meta:editing-duration>
    <meta:editing-cycles>2</meta:editing-cycles>
    <meta:generator>OpenOffice.org/3.1$Unix OpenOffice.org_project/310m11$Build-9399</meta:generator>
    <meta:document-statistic meta:object-count="20"/>
    <meta:user-defined meta:name="Info 1"/>
    <meta:user-defined meta:name="Info 2"/>
    <meta:user-defined meta:name="Info 3"/>
    <meta:user-defined meta:name="Info 4"/>
  </office:meta>
</office:document-meta>
</file>